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5" style:family="paragraph">
      <loext:graphic-properties draw:fill-color="#99ff66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0" style:family="paragraph">
      <loext:graphic-properties draw:fill-color="#8019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2" style:family="paragraph">
      <loext:graphic-properties draw:fill-color="#ff6600" draw:opacity="15%"/>
      <style:paragraph-properties fo:text-align="center"/>
      <style:text-properties fo:font-size="12pt"/>
    </style:style>
    <style:style style:name="P13" style:family="paragraph">
      <loext:graphic-properties draw:fill-color="#99ff66" draw:opacity="15%"/>
      <style:paragraph-properties fo:text-align="center"/>
      <style:text-properties fo:font-size="12pt"/>
    </style:style>
    <style:style style:name="P14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5" style:family="paragraph">
      <loext:graphic-properties draw:fill-color="#801900" draw:opacity="15%"/>
      <style:paragraph-properties fo:text-align="center"/>
      <style:text-properties fo:font-size="12pt"/>
    </style:style>
    <style:style style:name="P16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5%" draw:textarea-horizontal-align="justify" draw:textarea-vertical-align="middle" draw:auto-grow-height="false" fo:min-height="0.1366in" fo:min-width="0.136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80008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9" draw:name="Shape 2" draw:style-name="gr8" draw:text-style-name="P10" svg:width="0.1335in" svg:height="0.1335in" svg:x="3.1228in" svg:y="0.4264in"><text:p/><draw:enhanced-geometry svg:viewBox="0 0 21600 21600" draw:type="rectangle" draw:enhanced-path="M 0 0 L 21600 0 21600 21600 0 21600 0 0 Z N"/></draw:custom-shape><draw:custom-shape text:anchor-type="paragraph" draw:z-index="20" draw:name="Shape 3" draw:style-name="gr7" draw:text-style-name="P9" svg:width="0.135in" svg:height="0.135in" svg:x="2.5283in" svg:y="0.4154in"><text:p/><draw:enhanced-geometry svg:viewBox="0 0 21600 21600" draw:type="rectangle" draw:enhanced-path="M 0 0 L 21600 0 21600 21600 0 21600 0 0 Z N"/></draw:custom-shape><draw:custom-shape text:anchor-type="paragraph" draw:z-index="21" draw:name="Shape 7" draw:style-name="gr6" draw:text-style-name="P8" svg:width="0.1343in" svg:height="0.1343in" svg:x="1.3717in" svg:y="0.422in"><text:p/><draw:enhanced-geometry svg:viewBox="0 0 21600 21600" draw:type="rectangle" draw:enhanced-path="M 0 0 L 21600 0 21600 21600 0 21600 0 0 Z N"/></draw:custom-shape><draw:custom-shape text:anchor-type="paragraph" draw:z-index="22" draw:name="Shape 9" draw:style-name="gr5" draw:text-style-name="P7" svg:width="0.1358in" svg:height="0.1358in" svg:x="4.2744in" svg:y="0.4165in"><text:p/><draw:enhanced-geometry svg:viewBox="0 0 21600 21600" draw:type="rectangle" draw:enhanced-path="M 0 0 L 21600 0 21600 21600 0 21600 0 0 Z N"/></draw:custom-shape><draw:custom-shape text:anchor-type="paragraph" draw:z-index="23" draw:name="Shape 10" draw:style-name="gr4" draw:text-style-name="P6" svg:width="0.1335in" svg:height="0.1335in" svg:x="5.4181in" svg:y="0.4228in"><text:p/><draw:enhanced-geometry svg:viewBox="0 0 21600 21600" draw:type="rectangle" draw:enhanced-path="M 0 0 L 21600 0 21600 21600 0 21600 0 0 Z N"/></draw:custom-shape><draw:custom-shape text:anchor-type="paragraph" draw:z-index="24" draw:name="Shape 11" draw:style-name="gr1" draw:text-style-name="P3" svg:width="0.135in" svg:height="0.135in" svg:x="5.9925in" svg:y="0.4181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25" draw:name="Shape 12" draw:style-name="gr3" draw:text-style-name="P5" svg:width="0.1335in" svg:height="0.1335in" svg:x="0.2535in" svg:y="0.4228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><draw:custom-shape text:anchor-type="paragraph" draw:z-index="26" draw:name="Shape 16" draw:style-name="gr2" draw:text-style-name="P4" svg:width="0.137in" svg:height="0.137in" svg:x="0.18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19" draw:style-name="gr15" draw:text-style-name="P6" svg:width="0.1343in" svg:height="0.1343in" svg:x="0.178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" draw:style-name="gr21" draw:text-style-name="P11" svg:width="0.1343in" svg:height="0.1343in" svg:x="0.21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3" draw:text-style-name="P5" svg:width="0.1335in" svg:height="0.1335in" svg:x="0.2035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25" draw:style-name="gr11" draw:text-style-name="P8" svg:width="0.1358in" svg:height="0.1358in" svg:x="0.18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26" draw:style-name="gr7" draw:text-style-name="P9" svg:width="0.135in" svg:height="0.135in" svg:x="0.186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3" draw:name="Shape 23" draw:style-name="gr8" draw:text-style-name="P10" svg:width="0.1335in" svg:height="0.1335in" svg:x="0.1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13" draw:style-name="gr18" draw:text-style-name="P16" svg:width="0.1358in" svg:height="0.1358in" svg:x="0.1898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20" draw:style-name="gr8" draw:text-style-name="P10" svg:width="0.1335in" svg:height="0.1335in" svg:x="0.187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20" draw:text-style-name="P7" svg:width="0.135in" svg:height="0.135in" svg:x="0.190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14" draw:style-name="gr4" draw:text-style-name="P6" svg:width="0.1335in" svg:height="0.1335in" svg:x="0.192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7" draw:name="Shape 27" draw:style-name="gr10" draw:text-style-name="P11" svg:width="0.135in" svg:height="0.135in" svg:x="0.1902in" svg:y="0.1681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24" draw:style-name="gr12" draw:text-style-name="P5" svg:width="0.135in" svg:height="0.135in" svg:x="0.1937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8" draw:name="Shape 15" draw:style-name="gr16" draw:text-style-name="P14" svg:width="0.1335in" svg:height="0.1335in" svg:x="0.178in" svg:y="0.16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7" draw:name="Shape 17" draw:style-name="gr1" draw:text-style-name="P3" svg:width="0.135in" svg:height="0.135in" svg:x="0.1736in" svg:y="0.1717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1" draw:style-name="gr14" draw:text-style-name="P13" svg:width="0.1335in" svg:height="0.1335in" svg:x="0.179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1" draw:style-name="gr22" draw:text-style-name="P14" svg:width="0.1343in" svg:height="0.1343in" svg:x="0.1953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19" draw:text-style-name="P16" svg:width="0.135in" svg:height="0.135in" svg:x="0.19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5" draw:style-name="gr17" draw:text-style-name="P15" svg:width="0.1343in" svg:height="0.1343in" svg:x="0.197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28" draw:style-name="gr9" draw:text-style-name="P4" svg:width="0.1358in" svg:height="0.1358in" svg:x="0.194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12" draw:name="Shape 22" draw:style-name="gr13" draw:text-style-name="P12" svg:width="0.1343in" svg:height="0.1343in" svg:x="0.1862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7:55:28.409842788</dc:date>
    <meta:editing-duration>PT2H44M53S</meta:editing-duration>
    <meta:editing-cycles>1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